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0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" style:family="table-cell" style:parent-style-name="Default" style:data-style-name="N10">
      <style:table-cell-properties fo:border="0.74pt solid #000000"/>
    </style:style>
    <style:style style:name="ce7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 style:data-style-name="N131">
      <style:table-cell-properties fo:border="0.74pt solid #000000"/>
    </style:style>
    <style:style style:name="ce14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tegrante</text:p>
          </table:table-cell>
          <table:table-cell table:style-name="ce15" office:value-type="string" calcext:value-type="string" table:number-columns-spanned="6" table:number-rows-spanned="1">
            <text:p>Tarea</text:p>
          </table:table-cell>
          <table:covered-table-cell table:number-columns-repeated="5" table:style-name="ce7"/>
          <table:table-cell table:style-name="ce1" office:value-type="string" calcext:value-type="string">
            <text:p>Nota F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table:style-name="ce5" office:value-type="string" calcext:value-type="string" table:number-columns-spanned="6" table:number-rows-spanned="1">
            <text:p>Arquitectura del proyecto, configuraciones, class People y Person</text:p>
          </table:table-cell>
          <table:covered-table-cell table:number-columns-repeated="4" table:style-name="ce20"/>
          <table:covered-table-cell/>
          <table:table-cell table:style-name="ce13" table:formula="of:=AVERAGE([.E14];[.E19])" office:value-type="float" office:value="7" calcext:value-type="float">
            <text:p>7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table:style-name="ce5" office:value-type="string" calcext:value-type="string" table:number-columns-spanned="6" table:number-rows-spanned="1">
            <text:p>class Event y class CalendarUI</text:p>
          </table:table-cell>
          <table:covered-table-cell table:number-columns-repeated="4" table:style-name="ce20"/>
          <table:covered-table-cell/>
          <table:table-cell table:style-name="ce14" table:formula="of:=AVERAGE([.E9];[.E19])" office:value-type="float" office:value="5.5" calcext:value-type="float">
            <text:p>5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table:style-name="ce5" office:value-type="string" calcext:value-type="string" table:number-columns-spanned="6" table:number-rows-spanned="1">
            <text:p>Class Calendar y class CalendarUI</text:p>
          </table:table-cell>
          <table:covered-table-cell table:number-columns-repeated="4" table:style-name="ce20"/>
          <table:covered-table-cell/>
          <table:table-cell table:style-name="ce13" table:formula="of:=AVERAGE([.E15];[.E10])" office:value-type="float" office:value="6.65" calcext:value-type="float">
            <text:p>6.65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Agustín Guzmán</text:p>
          </table:table-cell>
          <table:covered-table-cell table:style-name="ce2"/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Explicación</text:p>
          </table:table-cell>
          <table:covered-table-cell table:style-name="ce12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9" office:value-type="string" calcext:value-type="string" table:number-columns-spanned="3" table:number-rows-spanned="1">
            <text:p>Tare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" calcext:value-type="float">
            <text:p>4</text:p>
          </table:table-cell>
          <table:table-cell table:formula="of:=[.C9]*[.D9]" office:value-type="float" office:value="4" calcext:value-type="float">
            <text:p>4</text:p>
          </table:table-cell>
          <table:table-cell/>
          <table:table-cell table:style-name="ce10" office:value-type="string" calcext:value-type="string" table:number-columns-spanned="3" table:number-rows-spanned="1">
            <text:p>Qué tarea hicimos en el trabajo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0]*[.D10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Final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ce11" office:value-type="string" calcext:value-type="string" table:number-columns-spanned="3" table:number-rows-spanned="1">
            <text:p>Promedio de las coevaluaciones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Nicolás Leiva</text:p>
          </table:table-cell>
          <table:covered-table-cell table:style-name="ce2"/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% Realiz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11" office:value-type="string" calcext:value-type="string" table:number-columns-spanned="3" table:number-rows-spanned="1">
            <text:p>% de realización de la tarea asignada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4]*[.D14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Coevaluad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7" calcext:value-type="float">
            <text:p>7</text:p>
          </table:table-cell>
          <table:table-cell table:formula="of:=[.C15]*[.D15]" office:value-type="float" office:value="6.3" calcext:value-type="float">
            <text:p>6.3</text:p>
          </table:table-cell>
          <table:table-cell/>
          <table:table-cell table:style-name="ce11" office:value-type="string" calcext:value-type="string" table:number-columns-spanned="3" table:number-rows-spanned="1">
            <text:p>Nota de calidad de la tarea asignada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Default" table:number-columns-repeated="4"/>
          <table:table-cell/>
          <table:table-cell table:style-name="ce9" office:value-type="string" calcext:value-type="string" table:number-columns-spanned="3" table:number-rows-spanned="1">
            <text:p>Ponder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Felipe Márquez</text:p>
          </table:table-cell>
          <table:covered-table-cell table:style-name="ce2"/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Nota final de la coevaluación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9]*[.D19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20]*[.D20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6:13:26.967128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1:51:40.960164710</meta:creation-date>
    <dc:date>2025-08-29T16:14:17.058539072</dc:date>
    <meta:editing-duration>PT1H15M38S</meta:editing-duration>
    <meta:editing-cycles>4</meta:editing-cycles>
    <meta:generator>LibreOffice/25.2.5.2$Linux_X86_64 LibreOffice_project/520$Build-2</meta:generator>
    <meta:document-statistic meta:table-count="1" meta:cell-count="62" meta:object-count="0"/>
  </office:meta>
</office:document-meta>
</file>